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95H45M22.62S" calcext:value-type="time">
            <text:p>195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Boss fight cleanup, backpack death dro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8H10M12.954S" calcext:value-type="time">
            <text:p>08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8:04:05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1T11:34:34.920000000</dc:date>
    <dc:creator>Benjamin Laws</dc:creator>
    <meta:editing-duration>P7DT2H59M57S</meta:editing-duration>
    <meta:editing-cycles>184</meta:editing-cycles>
    <meta:generator>LibreOffice/7.1.8.1$Windows_X86_64 LibreOffice_project/e1f30c802c3269a1d052614453f260e49458c82c</meta:generator>
    <meta:document-statistic meta:table-count="2" meta:cell-count="378" meta:object-count="0"/>
  </office:meta>
</office:document-meta>
</file>